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1" style:family="paragraph" style:parent-style-name="Standard">
      <style:paragraph-properties fo:margin-top="0cm" fo:margin-bottom="0.101cm" fo:line-height="100%">
        <style:tab-stops>
          <style:tab-stop style:position="2.17cm"/>
          <style:tab-stop style:position="4.128cm"/>
          <style:tab-stop style:position="6.165cm"/>
          <style:tab-stop style:position="7.99cm"/>
          <style:tab-stop style:position="10.16cm"/>
          <style:tab-stop style:position="11.986cm"/>
        </style:tab-stops>
      </style:paragraph-properties>
      <style:text-properties fo:language="en" fo:country="US" fo:font-weight="bold" style:font-weight-asian="bold" style:font-weight-complex="bold"/>
    </style:style>
    <style:style style:name="P12"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3" style:family="paragraph" style:parent-style-name="Standard">
      <style:paragraph-properties fo:margin-top="0cm" fo:margin-bottom="0.101cm" fo:line-height="100%" fo:break-before="page"/>
      <style:text-properties fo:language="en" fo:country="US"/>
    </style:style>
    <style:style style:name="P14"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15"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16" style:family="paragraph" style:parent-style-name="Standard" style:master-page-name="Standard">
      <style:paragraph-properties fo:margin-top="0cm" fo:margin-bottom="0cm" fo:text-align="center" style:justify-single-word="false" style:page-number="auto"/>
      <style:text-properties fo:font-size="22pt" fo:language="zxx" fo:country="none" style:font-size-asian="22pt" style:language-asian="zxx" style:country-asian="none" style:font-size-complex="22pt"/>
    </style:style>
    <style:style style:name="P17"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65cm"/>
          <style:tab-stop style:position="14.737cm"/>
        </style:tab-stops>
        <style:background-image/>
      </style:paragraph-properties>
      <style:text-properties fo:language="en" fo:country="US" fo:background-color="#ffff99"/>
    </style:style>
    <style:style style:name="P18"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91cm"/>
          <style:tab-stop style:position="14.526cm"/>
        </style:tab-stops>
        <style:background-image/>
      </style:paragraph-properties>
      <style:text-properties fo:language="en" fo:country="US" fo:background-color="#ffff99"/>
    </style:style>
    <style:style style:name="P19"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12cm"/>
          <style:tab-stop style:position="14.473cm"/>
        </style:tab-stops>
        <style:background-image/>
      </style:paragraph-properties>
      <style:text-properties fo:language="en" fo:country="US" fo:background-color="#ffff99"/>
    </style:style>
    <style:style style:name="P20"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91cm"/>
          <style:tab-stop style:position="14.526cm"/>
        </style:tab-stops>
        <style:background-image/>
      </style:paragraph-properties>
      <style:text-properties fo:language="en" fo:country="US" fo:background-color="transparent"/>
    </style:style>
    <style:style style:name="P21" style:family="paragraph" style:parent-style-name="Standard">
      <style:paragraph-properties fo:margin-top="0cm" fo:margin-bottom="0.101cm" fo:line-height="100%">
        <style:tab-stops>
          <style:tab-stop style:position="0.979cm"/>
          <style:tab-stop style:position="2.17cm"/>
          <style:tab-stop style:position="3.942cm"/>
          <style:tab-stop style:position="6.403cm"/>
          <style:tab-stop style:position="7.99cm"/>
          <style:tab-stop style:position="10.16cm"/>
          <style:tab-stop style:position="12.224cm"/>
          <style:tab-stop style:position="14.737cm"/>
        </style:tab-stops>
      </style:paragraph-properties>
      <style:text-properties fo:language="en" fo:country="US" fo:font-weight="bold" style:font-weight-asian="bold" style:font-weight-complex="bold"/>
    </style:style>
    <style:style style:name="P22"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91cm"/>
          <style:tab-stop style:position="14.526cm"/>
        </style:tab-stops>
      </style:paragraph-properties>
      <style:text-properties fo:language="en" fo:country="US" fo:background-color="#ffff00"/>
    </style:style>
    <style:style style:name="P23"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text-properties fo:language="en" fo:country="US" fo:background-color="#ffff00"/>
    </style:style>
    <style:style style:name="P24"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text-properties fo:language="en" fo:country="US" fo:background-color="#ffff99"/>
    </style:style>
    <style:style style:name="P25"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91cm"/>
          <style:tab-stop style:position="14.526cm"/>
        </style:tab-stops>
      </style:paragraph-properties>
    </style:style>
    <style:style style:name="P26"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style>
    <style:style style:name="P27"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text-properties fo:background-color="#ffff00"/>
    </style:style>
    <style:style style:name="P28" style:family="paragraph">
      <style:paragraph-properties fo:margin-top="0cm" fo:margin-bottom="0cm" fo:line-height="115%" fo:text-align="center" style:writing-mode="lr-tb"/>
    </style:style>
    <style:style style:name="P29" style:family="paragraph">
      <style:paragraph-properties fo:margin-top="0cm" fo:margin-bottom="0cm" fo:line-height="100%" fo:text-align="center" style:writing-mode="lr-tb"/>
    </style:style>
    <style:style style:name="P30" style:family="paragraph">
      <style:paragraph-properties fo:margin-top="0cm" fo:margin-bottom="0cm" fo:line-height="100%" fo:text-align="start" style:writing-mode="lr-tb"/>
    </style:style>
    <style:style style:name="P31" style:family="paragraph">
      <style:paragraph-properties fo:margin-top="0cm" fo:margin-bottom="0.353cm" fo:line-height="115%" style:writing-mode="lr-tb"/>
    </style:style>
    <style:style style:name="P32" style:family="paragraph">
      <style:paragraph-properties fo:margin-top="0cm" fo:margin-bottom="0cm" fo:line-height="100%" style:writing-mode="lr-tb"/>
    </style:style>
    <style:style style:name="P33" style:family="paragraph">
      <style:paragraph-properties style:line-height-at-least="0.1cm"/>
    </style:style>
    <style:style style:name="P34" style:family="paragraph">
      <style:paragraph-properties fo:text-align="center" style:writing-mode="lr-tb"/>
    </style:style>
    <style:style style:name="P35" style:family="paragraph">
      <style:paragraph-properties fo:margin-top="0cm" fo:margin-bottom="0cm" fo:line-height="115%" fo:text-align="start" style:writing-mode="lr-tb"/>
    </style:style>
    <style:style style:name="P36" style:family="paragraph">
      <style:paragraph-properties fo:margin-top="0cm" fo:margin-bottom="0cm" fo:line-height="115%" style:writing-mode="lr-tb"/>
    </style:style>
    <style:style style:name="P37" style:family="paragraph">
      <style:paragraph-properties fo:margin-top="0cm" fo:margin-bottom="0cm" fo:line-height="100%" fo:text-align="center" style:writing-mode="lr-tb"/>
      <style:text-properties fo:font-size="10pt" style:font-size-asian="10pt" style:font-size-complex="10pt"/>
    </style:style>
    <style:style style:name="P38" style:family="paragraph">
      <style:paragraph-properties fo:text-align="center"/>
    </style:style>
    <style:style style:name="P39" style:family="paragraph">
      <style:paragraph-properties fo:margin-top="0cm" fo:margin-bottom="0.353cm" fo:line-height="115%" fo:text-align="center" style:writing-mode="lr-tb"/>
    </style:style>
    <style:style style:name="P40" style:family="paragraph">
      <style:paragraph-properties fo:margin-top="0cm" fo:margin-bottom="0.353cm" fo:line-height="115%" fo:text-align="center" style:writing-mode="lr-tb"/>
      <style:text-properties fo:font-size="22pt" style:font-size-asian="22pt" style:font-size-complex="22pt"/>
    </style:style>
    <style:style style:name="P41" style:family="paragraph">
      <style:paragraph-properties fo:text-align="center" style:writing-mode="lr-tb"/>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ffff99"/>
    </style:style>
    <style:style style:name="T5" style:family="text">
      <style:text-properties fo:language="en" fo:country="US" fo:background-color="#ffff00"/>
    </style:style>
    <style:style style:name="T6"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7" style:family="text">
      <style:text-properties fo:background-color="#ffff99"/>
    </style:style>
    <style:style style:name="T8"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9"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0"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1"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2"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T13" style:family="text">
      <style:text-properties fo:font-size="22pt" style:font-size-asian="22pt" style:font-size-complex="22pt"/>
    </style:style>
    <style:style style:name="T14" style:family="text">
      <style:text-properties fo:font-weight="normal" style:font-weight-asian="normal" style:font-weight-complex="normal"/>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28cm" svg:stroke-color="#8000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solid" svg:stroke-width="0.28cm" svg:stroke-color="#8000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solid" svg:stroke-width="0.28cm" svg:stroke-color="#ffff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stroke="solid" svg:stroke-width="0.28cm" svg:stroke-color="#ff6633"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solid" svg:stroke-width="0.28cm" svg:stroke-color="#ffff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dash" draw:stroke-dash="Ultrafine_20_Dashed" svg:stroke-width="0.28cm" svg:stroke-color="#ff6633"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31" xml:id="id1" draw:id="id1" svg:width="6.43cm" svg:height="3.155cm" svg:x="2.417cm" svg:y="7.281cm">
        <text:p text:style-name="P28"><text:span text:style-name="T8">TESTATA DOCUMENTO</text:span></text:p>
        <text:p text:style-name="P29"><text:span text:style-name="T8">Tesdoc</text:span></text:p>
        <text:p text:style-name="P30"><text:span text:style-name="T9">nrmagsrc</text:span></text:p>
        <text:p text:style-name="P30"><text:span text:style-name="T9">nrmagdst</text:span></text:p>
        <text:p text:style-name="P30"><text:span text:style-name="T8">sconto</text:span></text:p>
        <text:p text:style-name="P30"><text:span text:style-name="T9">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31" xml:id="id4" draw:id="id4" svg:width="6.963cm" svg:height="4.366cm" svg:x="11.938cm" svg:y="5.295cm">
        <text:p text:style-name="P29"><text:span text:style-name="T8">CAUSALI MAGAZZINO</text:span></text:p>
        <text:p text:style-name="P29"><text:span text:style-name="T8">Causmag</text:span></text:p>
        <text:p text:style-name="P32"><text:span text:style-name="T9">tipo</text:span><text:span text:style-name="T8">: usc/ent/trasf</text:span></text:p>
        <text:p text:style-name="P32"><text:span text:style-name="T9">tipo_doc</text:span><text:span text:style-name="T10">:</text:span></text:p>
        <text:p text:style-name="P33"><text:span text:style-name="T9">movimpmag</text:span><text:span text:style-name="T8">:Mov/Imp/Nul</text:span></text:p>
        <text:p text:style-name="P33"><text:span text:style-name="T9">Magcli</text:span><text:span text:style-name="T8">: C=Carico - S=Scarico</text:span></text:p>
        <text:p text:style-name="P33"><text:span text:style-name="T9">contabile</text:span><text:span text:style-name="T8">: S/N</text:span></text:p>
        <text:p text:style-name="P33"><text:span text:style-name="T9">nrmagsrc</text:span><text:span text:style-name="T8">:Proposto su tesdoc</text:span></text:p>
        <text:p text:style-name="P33"><text:span text:style-name="T9">nrmagdst</text:span><text:span text:style-name="T8">: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34" draw:type="line" svg:x1="5.632cm" svg:y1="10.435cm" svg:x2="5.644cm" svg:y2="11.652cm" draw:start-shape="id1" draw:start-glue-point="6" draw:end-shape="id2" svg:d="m5632 10435 12 1217">
        <text:p/>
      </draw:connector>
      <draw:custom-shape text:anchor-type="page" text:anchor-page-number="1" draw:z-index="3" draw:style-name="gr1" draw:text-style-name="P36" xml:id="id3" draw:id="id3" svg:width="6.989cm" svg:height="2.654cm" svg:x="11.938cm" svg:y="12.889cm">
        <text:p text:style-name="P28"><text:span text:style-name="T8">CONTI CLIENTI/FORNITORI</text:span></text:p>
        <text:p text:style-name="P29"><text:span text:style-name="T8">Conto</text:span></text:p>
        <text:p text:style-name="P35"><text:span text:style-name="T9">tipoconto</text:span><text:span text:style-name="T8">: C/F/A (cliente/fornitore/altro)</text:span></text:p>
        <text:p text:style-name="P35"><text:span text:style-name="T8">sconto</text:span></text:p>
        <text:p text:style-name="P35"><text:span text:style-name="T9">tipopeo</text:span><text:span text:style-name="T11">: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34" draw:type="line" svg:x1="11.938cm" svg:y1="14.215cm" svg:x2="8.846cm" svg:y2="8.858cm" draw:start-shape="id3" draw:end-shape="id1" draw:end-glue-point="7" svg:d="m11938 14215-3092-5357">
        <text:p/>
      </draw:connector>
      <draw:connector text:anchor-type="page" text:anchor-page-number="1" draw:z-index="5" draw:style-name="gr4" draw:text-style-name="P34" draw:type="line" svg:x1="11.938cm" svg:y1="7.477cm" svg:x2="8.846cm" svg:y2="8.858cm" draw:start-shape="id4" draw:end-shape="id1" draw:end-glue-point="7" svg:d="m11938 7477-3092 1381">
        <text:p/>
      </draw:connector>
      <draw:custom-shape text:anchor-type="page" text:anchor-page-number="1" draw:z-index="6" draw:style-name="gr1" draw:text-style-name="P31" xml:id="id2" draw:id="id2" svg:width="4.717cm" svg:height="2.467cm" svg:x="3.286cm" svg:y="11.652cm">
        <text:p text:style-name="P28"><text:span text:style-name="T8">RIGHE DOCUMENTO</text:span></text:p>
        <text:p text:style-name="P29"><text:span text:style-name="T8">Rigdoc</text:span></text:p>
        <text:p text:style-name="P30"><text:span text:style-name="T8">sconto</text:span></text:p>
        <text:p text:style-name="P30"><text:span text:style-name="T8">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31" xml:id="id9" draw:id="id9" svg:width="4.717cm" svg:height="2.467cm" svg:x="3.286cm" svg:y="15.909cm">
        <text:p text:style-name="P28"><text:span text:style-name="T8">ARTICOLI DI MAGAZZINO</text:span></text:p>
        <text:p text:style-name="P29"><text:span text:style-name="T8">Article</text:span></text:p>
        <text:p text:style-name="P30"><text:span text:style-name="T8">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28" xml:id="id5" draw:id="id5" svg:width="6.963cm" svg:height="1.773cm" svg:x="11.938cm" svg:y="16.222cm">
        <text:p text:style-name="P28"><text:span text:style-name="T8">ANAGRAFICA GENERALE</text:span></text:p>
        <text:p text:style-name="P29"><text:span text:style-name="T8">Anagen</text:span></text:p>
        <text:p text:style-name="P30"><text:span text:style-name="T9">tipo</text:span><text:span text:style-name="T11">:Tipo sogg.(F=Fisica – G=Giuridic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37" xml:id="id6" draw:id="id6" svg:width="6.989cm" svg:height="3.74cm" svg:x="11.938cm" svg:y="18.868cm">
        <text:p text:style-name="P29"><text:span text:style-name="T12">INDIRIZZI ANAGRAFICI</text:span></text:p>
        <text:p text:style-name="P29"><text:span text:style-name="T12">Anaind</text:span></text:p>
        <text:p text:style-name="P29"><text:span text:style-name="T12"/></text:p>
        <text:p text:style-name="P32"><text:span text:style-name="T12">flsl: Flag sede legale</text:span></text:p>
        <text:p text:style-name="P32"><text:span text:style-name="T12">flsp: Flag indir. spedizione</text:span></text:p>
        <text:p text:style-name="P32"><text:span text:style-name="T12">flmg: Flag Indir. di magazzino</text:span></text:p>
        <text:p text:style-name="P32"><text:span text:style-name="T9">nrmag</text:span><text:span text:style-name="T12">: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34" draw:type="line" svg:x1="15.42cm" svg:y1="16.222cm" svg:x2="15.432cm" svg:y2="15.542cm" draw:start-shape="id5" draw:start-glue-point="4" draw:end-shape="id3" svg:d="m15420 16222 12-680">
        <text:p/>
      </draw:connector>
      <draw:connector text:anchor-type="page" text:anchor-page-number="1" draw:z-index="11" draw:style-name="gr2" draw:text-style-name="P34" draw:type="line" svg:x1="15.42cm" svg:y1="17.995cm" svg:x2="15.432cm" svg:y2="18.868cm" draw:start-shape="id5" draw:start-glue-point="6" draw:end-shape="id6" draw:end-glue-point="4" svg:d="m15420 17995 12 873">
        <text:p/>
      </draw:connector>
      <draw:custom-shape text:anchor-type="page" text:anchor-page-number="1" draw:z-index="12" draw:style-name="gr1" draw:text-style-name="P31" xml:id="id7" draw:id="id7" svg:width="4.717cm" svg:height="1.826cm" svg:x="13.1cm" svg:y="23.202cm">
        <text:p text:style-name="P28"><text:span text:style-name="T8">COMUNI ITALIANI</text:span></text:p>
        <text:p text:style-name="P28"><text:span text:style-name="T8">CITTA' <text:s/>STRANIERE</text:span></text:p>
        <text:p text:style-name="P29"><text:span text:style-name="T8">Localita</text:span></text:p>
        <text:p text:style-name="P30"><text:span text:style-name="T8"/></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34" draw:type="line" svg:x1="15.459cm" svg:y1="23.202cm" svg:x2="15.432cm" svg:y2="22.608cm" draw:start-shape="id7" draw:start-glue-point="4" draw:end-shape="id6" svg:d="m15459 23202-27-594">
        <text:p/>
      </draw:connector>
      <draw:custom-shape text:anchor-type="page" text:anchor-page-number="1" draw:z-index="14" draw:style-name="gr1" draw:text-style-name="P31" xml:id="id8" draw:id="id8" svg:width="4.717cm" svg:height="1.654cm" svg:x="13.127cm" svg:y="25.867cm">
        <text:p text:style-name="P28"><text:span text:style-name="T8">PAESI/STATI ESTERI</text:span></text:p>
        <text:p text:style-name="P29"><text:span text:style-name="T8">Paesi</text:span></text:p>
        <text:p text:style-name="P33"><text:span text:style-name="T9">tpeu</text:span><text:span text:style-name="T11">: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34" draw:type="line" svg:x1="15.485cm" svg:y1="25.867cm" svg:x2="15.459cm" svg:y2="25.028cm" draw:start-shape="id8" draw:end-shape="id7" draw:end-glue-point="6" svg:d="m15485 25867-26-839">
        <text:p/>
      </draw:connector>
      <draw:connector text:anchor-type="page" text:anchor-page-number="1" draw:z-index="16" draw:style-name="gr3" draw:text-style-name="P34" draw:type="line" svg:x1="5.644cm" svg:y1="15.909cm" svg:x2="5.644cm" svg:y2="14.118cm" draw:start-shape="id9" draw:start-glue-point="4" draw:end-shape="id2" draw:end-glue-point="6" svg:d="m5644 15909v-1791">
        <text:p/>
      </draw:connector>
      <draw:line text:anchor-type="page" text:anchor-page-number="1" draw:z-index="18" draw:style-name="gr6" draw:text-style-name="P38" svg:x1="12.312cm" svg:y1="22.019cm" svg:x2="4.424cm" svg:y2="9.033cm">
        <text:p/>
      </draw:line>
      <draw:custom-shape text:anchor-type="page" text:anchor-page-number="1" draw:z-index="29" draw:style-name="gr1" draw:text-style-name="P31" xml:id="id10" draw:id="id10" svg:width="6.963cm" svg:height="1.959cm" svg:x="11.938cm" svg:y="10.64cm">
        <text:p text:style-name="P29"><text:span text:style-name="T8">CAUSALI CONTABILI</text:span></text:p>
        <text:p text:style-name="P29"><text:span text:style-name="T8">Causali</text:span></text:p>
        <text:p text:style-name="P32"><text:span text:style-name="T9">tipoiva</text:span><text:span text:style-name="T8">: S/N</text:span></text:p>
        <text:p text:style-name="P32"><text:span text:style-name="T9">tiporeg</text:span><text:span text:style-name="T8">: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34" draw:type="line" svg:x1="15.42cm" svg:y1="10.64cm" svg:x2="15.42cm" svg:y2="9.661cm" draw:start-shape="id10" draw:start-glue-point="4" draw:end-shape="id4" draw:end-glue-point="6" svg:d="m15420 10640v-979">
        <text:p/>
      </draw:connector>
      <draw:custom-shape text:anchor-type="page" text:anchor-page-number="7" draw:z-index="31" draw:style-name="gr1" draw:text-style-name="P40" xml:id="id13" draw:id="id13" svg:width="4.652cm" svg:height="1.354cm" svg:x="5.886cm" svg:y="2.836cm">
        <text:p text:style-name="P39"><text:span text:style-name="T13">PRODUTT.</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2" draw:style-name="gr1" draw:text-style-name="P40" xml:id="id15" draw:id="id15" svg:width="6.615cm" svg:height="1.354cm" svg:x="8.105cm" svg:y="12.688cm">
        <text:p text:style-name="P39"><text:span text:style-name="T13">DISTRIBUTOR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3" draw:style-name="gr1" draw:text-style-name="P40" xml:id="id16" draw:id="id16" svg:width="4.128cm" svg:height="1.354cm" svg:x="2.073cm" svg:y="9.186cm">
        <text:p text:style-name="P39"><text:span text:style-name="T13">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4" draw:style-name="gr1" draw:text-style-name="P40" xml:id="id12" draw:id="id12" svg:width="4.097cm" svg:height="1.354cm" svg:x="14.751cm" svg:y="3.286cm">
        <text:p text:style-name="P39"><text:span text:style-name="T13">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5" draw:style-name="gr1" draw:text-style-name="P40" xml:id="id11" draw:id="id11" svg:width="4.128cm" svg:height="1.354cm" svg:x="10.756cm" svg:y="6.597cm">
        <text:p text:style-name="P39"><text:span text:style-name="T13">EIFI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36" draw:style-name="gr9" draw:text-style-name="P41" draw:type="line" svg:x1="14.884cm" svg:y1="7.273cm" svg:x2="16.799cm" svg:y2="4.639cm" draw:start-shape="id11" draw:end-shape="id12" draw:end-glue-point="6" svg:d="m14884 7273 1915-2634">
        <text:p text:style-name="P34"><text:span text:style-name="T14">Ddt C/Ass. + Fatt.Riep.</text:span></text:p>
        <text:p text:style-name="P34"><text:span text:style-name="T14">Reso C/Ass. + NC Riep.</text:span></text:p>
      </draw:connector>
      <draw:connector text:anchor-type="page" text:anchor-page-number="7" draw:z-index="37" draw:style-name="gr10" draw:text-style-name="P34" draw:type="line" svg:x1="3.052cm" svg:y1="19.445cm" svg:x2="5.009cm" svg:y2="19.456cm" svg:d="m3052 19445 1957 11">
        <text:p/>
      </draw:connector>
      <draw:connector text:anchor-type="page" text:anchor-page-number="7" draw:z-index="38" draw:style-name="gr11" draw:text-style-name="P34" draw:type="line" svg:x1="3.078cm" svg:y1="20.583cm" svg:x2="5.036cm" svg:y2="20.593cm" svg:d="m3078 20583 1958 10">
        <text:p/>
      </draw:connector>
      <draw:connector text:anchor-type="page" text:anchor-page-number="7" draw:z-index="39" draw:style-name="gr12" draw:text-style-name="P34" draw:type="line" svg:x1="3.052cm" svg:y1="21.694cm" svg:x2="5.009cm" svg:y2="21.705cm" svg:d="m3052 21694 1957 11">
        <text:p/>
      </draw:connector>
      <draw:connector text:anchor-type="page" text:anchor-page-number="7" draw:z-index="40" draw:style-name="gr9" draw:text-style-name="P34" draw:type="line" svg:x1="8.213cm" svg:y1="4.189cm" svg:x2="10.756cm" svg:y2="7.274cm" draw:start-shape="id13" draw:start-glue-point="6" draw:end-shape="id11" draw:end-glue-point="5" svg:d="m8213 4189 2543 3085">
        <text:p text:style-name="P34">Fatt. da Prod.</text:p>
        <text:p text:style-name="P34">Reso/NC</text:p>
      </draw:connector>
      <draw:custom-shape text:anchor-type="page" text:anchor-page-number="7" draw:z-index="41" draw:style-name="gr1" draw:text-style-name="P40" xml:id="id14" draw:id="id14" svg:width="4.097cm" svg:height="1.354cm" svg:x="14.698cm" svg:y="9.483cm">
        <text:p text:style-name="P39"><text:span text:style-name="T13">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42" draw:style-name="gr9" draw:text-style-name="P41" draw:type="line" svg:x1="12.82cm" svg:y1="7.95cm" svg:x2="14.698cm" svg:y2="10.158cm" draw:start-shape="id11" draw:start-glue-point="6" draw:end-shape="id14" svg:d="m12820 7950 1878 2208">
        <text:p text:style-name="P34"><text:span text:style-name="T14">Fatt.Imm.</text:span></text:p>
        <text:p text:style-name="P34"><text:span text:style-name="T14">NC Imm.</text:span></text:p>
      </draw:connector>
      <draw:connector text:anchor-type="page" text:anchor-page-number="7" draw:z-index="43" draw:style-name="gr13" draw:text-style-name="P41" draw:type="line" svg:x1="12.82cm" svg:y1="7.95cm" svg:x2="11.412cm" svg:y2="12.688cm" draw:start-shape="id11" draw:start-glue-point="6" draw:end-shape="id15" draw:end-glue-point="4" svg:d="m12820 7950-1408 4738">
        <text:p text:style-name="P34"><text:span text:style-name="T14">Ddt C/Vend.</text:span></text:p>
        <text:p text:style-name="P34"><text:span text:style-name="T14">Reso C/Vend.</text:span></text:p>
      </draw:connector>
      <draw:connector text:anchor-type="page" text:anchor-page-number="7" draw:z-index="44" draw:style-name="gr14" draw:text-style-name="P34" draw:type="line" svg:x1="11.412cm" svg:y1="12.688cm" svg:x2="6.2cm" svg:y2="9.862cm" draw:start-shape="id15" draw:start-glue-point="4" draw:end-shape="id16" svg:d="m11412 12688-5212-2826">
        <text:p text:style-name="P34">Fatt. Rend. Vendite</text:p>
        <text:p text:style-name="P34">NC. Rendiconto Resi</text:p>
      </draw:connector>
      <draw:connector text:anchor-type="page" text:anchor-page-number="7" draw:z-index="45" draw:style-name="gr14" draw:text-style-name="P34" draw:type="line" svg:x1="10.756cm" svg:y1="7.273cm" svg:x2="6.2cm" svg:y2="9.862cm" draw:start-shape="id11" draw:end-shape="id16" svg:d="m10756 7273-4556 2589">
        <text:p text:style-name="P34">Fatt. Rend. Vendite</text:p>
        <text:p text:style-name="P34">NC. Rendiconto Resi</text:p>
      </draw:connector>
      <text:p text:style-name="P16">RELAZIONI MODELLI </text:p>
      <text:p text:style-name="P15">ATTRIBUTI SIGNIFICATIVI</text:p>
      <text:p text:style-name="P15"/>
      <text:p text:style-name="Standard"/>
      <text:p text:style-name="P1"><draw:line text:anchor-type="paragraph" draw:z-index="21" draw:style-name="gr5" draw:text-style-name="P38" svg:x1="10.312cm" svg:y1="-0.016cm" svg:x2="2.424cm" svg:y2="1.974cm"><text:p/></draw:line><draw:line text:anchor-type="paragraph" draw:z-index="23" draw:style-name="gr5" draw:text-style-name="P38" svg:x1="10.312cm" svg:y1="-0.016cm" svg:x2="2.424cm" svg:y2="2.371cm"><text:p/></draw:line></text:p>
      <text:p text:style-name="P1"/>
      <text:p text:style-name="P1"><draw:line text:anchor-type="paragraph" draw:z-index="17" draw:style-name="gr5" draw:text-style-name="P38" svg:x1="10.312cm" svg:y1="13.561cm" svg:x2="2.424cm" svg:y2="0.14cm"><text:p/></draw:line><draw:line text:anchor-type="paragraph" draw:z-index="19" draw:style-name="gr5" draw:text-style-name="P38" svg:x1="10.312cm" svg:y1="0.406cm" svg:x2="2.424cm" svg:y2="0.173cm"><text:p/></draw:line></text:p>
      <text:p text:style-name="Standard"><draw:line text:anchor-type="paragraph" draw:z-index="20" draw:style-name="gr5" draw:text-style-name="P38" svg:x1="10.312cm" svg:y1="-0.093cm" svg:x2="2.424cm" svg:y2="-0.326cm"><text:p/></draw:line><draw:line text:anchor-type="paragraph" draw:z-index="24" draw:style-name="gr5" draw:text-style-name="P38" svg:x1="10.312cm" svg:y1="5.472cm" svg:x2="1.898cm" svg:y2="0.175cm"><text:p/></draw:line><draw:line text:anchor-type="paragraph" draw:z-index="25" draw:style-name="gr5" draw:text-style-name="P38" svg:x1="0.696cm" svg:y1="0.046cm" svg:x2="2.675cm" svg:y2="3.571cm"><text:p/></draw:line></text:p>
      <text:p text:style-name="Standard"/>
      <text:p text:style-name="Standard"/>
      <text:p text:style-name="Standard"/>
      <text:p text:style-name="Standard"><draw:line text:anchor-type="paragraph" draw:z-index="22" draw:style-name="gr5" draw:text-style-name="P38" svg:x1="1.461cm" svg:y1="4.35cm" svg:x2="2.675cm" svg:y2="0.401cm"><text:p/></draw:line></text:p>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5" draw:text-style-name="P38" svg:x1="0.205cm" svg:y1="0.231cm" svg:x2="1.422cm" svg:y2="0.231cm"><text:p/></draw:line><text:tab/>Dato propositivo</text:p>
      <text:p text:style-name="P3"><draw:line text:anchor-type="paragraph" draw:z-index="27" draw:style-name="gr7" draw:text-style-name="P38" svg:x1="0.231cm" svg:y1="0.341cm" svg:x2="1.448cm" svg:y2="0.341cm"><text:p/></draw:line><text:tab/>Relazione 1 a molti (FK) (cascade delete)</text:p>
      <text:p text:style-name="P3"><draw:line text:anchor-type="paragraph" draw:z-index="28" draw:style-name="gr8" draw:text-style-name="P38" svg:x1="0.231cm" svg:y1="0.342cm" svg:x2="1.448cm" svg:y2="0.342cm"><text:p/></draw:line><text:tab/>Relazione 1 a molti (FK) (error delete)</text:p>
      <text:p text:style-name="P3"><text:s text:c="3"/><text:span text:style-name="T6"><text:s/>______</text:span> <text:tab/>Decodifica sul file di parametrizzazione (parameter.yml)</text:p>
      <text:p text:style-name="P3"/>
      <text:p text:style-name="P4"/>
      <text:p text:style-name="P4"/>
      <text:p text:style-name="P13">ANAGENS: Dati principali anagrafica soggetto</text:p>
      <text:p text:style-name="P5"><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14"/>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2"><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
      <text:p text:style-name="P14">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agcli"<text:tab/>:limit =&gt; 1</text:p>
      <text:p text:style-name="P5"><text:s text:c="4"/>t.string<text:tab/>"modulo"<text:tab/>:limit =&gt; 50</text:p>
      <text:p text:style-name="P5"><text:s text:c="2"/>add_index "causmags", ["azienda", "descriz"], :name =&gt; "idx_causmags_on_descriz", :unique =&gt; true</text:p>
      <text:p text:style-name="P5"/>
      <text:p text:style-name="P5">TIPO_DOC: Numero da 0 a 9 (vedi codifica su file di parametrizzazione), gruppo appartenenza causale</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AGCLI: Indicare il tipo di movimento del magazzino cliente che si vuole monitorare. Carico – Scarico</text:p>
      <text:p text:style-name="P5">MODULO = Nome del prototipo di stampa</text:p>
      <text:p text:style-name="P5"/>
      <text:p text:style-name="P5">Mappatura delle causali di magazzino:</text:p>
      <text:p text:style-name="P11">Causali di magazzino<text:tab/>MovMag<text:tab/>Ent./Usc.<text:tab/>MovCont<text:tab/>Cli/For</text:p>
      <text:p text:style-name="P21"><text:tab/>Descriz<text:tab/><text:tab/>MovImpMag<text:tab/>Tipo<text:tab/>Contabile<text:tab/>tipoconto<text:tab/>Mag(SRC)<text:tab/>Mag(DST)</text:p>
      <text:p text:style-name="P17">DDT C/Assoluto<text:tab/>M<text:tab/>U<text:tab/>N<text:tab/>C<text:tab/>AnaAzienda<text:tab/>AnaConto</text:p>
      <text:p text:style-name="P18">Fatt. Riep. C/Assoluto<text:tab/>N<text:tab/>U<text:tab/>S<text:tab/>C</text:p>
      <text:p text:style-name="P25">D<text:span text:style-name="T5">DT C/Vendita-Deposito<text:tab/>M<text:tab/>U<text:tab/>N<text:tab/>C<text:tab/>AnaAzienda<text:tab/>AnaConto</text:span></text:p>
      <text:p text:style-name="P22">FATT. Rendic. Vendite<text:tab/>M<text:tab/>V<text:tab/>S<text:tab/>C<text:tab/>AnaConto</text:p>
      <text:p text:style-name="P18">FATT. Immediata<text:tab/>M<text:tab/>U<text:tab/>S<text:tab/>C<text:tab/>AnaAzienda<text:tab/>AnaConto</text:p>
      <text:p text:style-name="P22">ACQ da Fornitore<text:tab/>M<text:tab/>E<text:tab/>S<text:tab/>F<text:tab/><text:tab/>AnaAzienda</text:p>
      <text:p text:style-name="P18">Ordine emesso a fornitore<text:tab/>I<text:tab/>E<text:tab/>N<text:tab/>F<text:tab/>???<text:tab/>???</text:p>
      <text:p text:style-name="P20">--------------------------------------------------------------------------------------------</text:p>
      <text:p text:style-name="P26"><text:span text:style-name="T4">RESO da C/assoluto<text:tab/>M</text:span><text:span text:style-name="T7"><text:tab/>E<text:tab/>N<text:tab/>C<text:tab/></text:span><text:span text:style-name="T4">AnaConto<text:tab/>AnaAzienda</text:span></text:p>
      <text:p text:style-name="P24">NC. Riep. C/Assoluto<text:tab/>N<text:tab/>E<text:tab/>S<text:tab/>C</text:p>
      <text:p text:style-name="P23">RESO da C/Vendita-Deposito<text:tab/>M<text:tab/>E<text:tab/>N<text:tab/>C<text:tab/>AnaConto<text:tab/>AnaAzienda</text:p>
      <text:p text:style-name="P23">NC. Rendic. Resi<text:tab/>M<text:tab/>R<text:tab/>S<text:tab/>C<text:tab/><text:tab/>AnaConto</text:p>
      <text:p text:style-name="P24">NC. Immediata<text:tab/>M<text:tab/>E<text:tab/>S<text:tab/>C<text:tab/>AnaConto<text:tab/>AnaAzienda</text:p>
      <text:p text:style-name="P27"><text:span text:style-name="T3">RESO a Fornitore<text:tab/>M</text:span><text:tab/>U<text:tab/>S<text:tab/>F<text:tab/><text:span text:style-name="T3">AnaAzienda<text:tab/></text:span></text:p>
      <text:p text:style-name="P19">Ordine ricevuto<text:tab/>I<text:tab/>U<text:tab/>N<text:tab/>C<text:tab/><text:tab/>AnaAzienda</text:p>
      <text:p text:style-name="P14">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5"/>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text:s text:c="2"/>add_index "paeses", ["descriz"], :name =&gt; "idx_paeses_on_descriz", :unique =&gt; true</text:p>
      <text:p text:style-name="P5"/>
      <text:p text:style-name="P5">TPEU: E=Europeo – X=eXtraeuropeo – N=Da assengare</text:p>
      <text:p text:style-name="P5"/>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text:s text:c="2"/>add_index "causales", ["azienda", "descriz"], :name =&gt; "idx_causales_on_descriz", :unique =&gt; true</text:p>
      <text:p text:style-name="P5"/>
      <text:p text:style-name="P5">TIPOREG e TIPOIVA sono dei flag S/N</text:p>
      <text:p text:style-name="P5"/>
      <text:p text:style-name="P14">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text:s text:c="2"/>add_index "tesdocs", ["causmag_id"], :name =&gt; "index_tesdocs_on_causmag_id"</text:p>
      <text:p text:style-name="P5"><text:s text:c="2"/>add_index "tesdocs", ["conto_id"], :name =&gt; "index_tesdocs_on_conto_id"</text:p>
      <text:p text:style-name="P5">NRMAGSRC e NRMAGDST vengono valorizzati tramite la relazione con CAUSMAG in base al valore del campo CAUSMAGS.tipo:</text:p>
      <text:p text:style-name="P10">CAUSMAGS.TIPO<text:tab/>CAUSMAGS.NRMAGSRC<text:tab/>CAUSMAGS.NRMAGDST</text:p>
      <text:p text:style-name="P6"><text:tab/>E<text:tab/>TESDOC.ANAGEN(MAGS)<text:tab/>ANARIF(MAGS)</text:p>
      <text:p text:style-name="P7"><text:tab/>U<text:tab/>ANARIF(MAGS)<text:tab/>TESDOC.ANAGEN(MAGS)</text:p>
      <text:p text:style-name="P9"><text:tab/>T<text:tab/>ANARIF(MAGS)<text:tab/>ANARIF(MAGS)</text:p>
      <text:p text:style-name="P6"><text:tab/>V<text:tab/>TESDOC.ANAGEN(MAGS)<text:tab/></text:p>
      <text:p text:style-name="P7"><text:tab/>R<text:tab/><text:tab/>TESDOC.ANAGEN(MAGS)</text:p>
      <text:p text:style-name="P6">TESDOC.ANAGEN(MAGS) = Magazzini disponibili per l'anagrafica della testata</text:p>
      <text:p text:style-name="P6">ANARIF(MAGS) = Magazzini disponibili per l'anagrafica di riferimento (azienda)</text:p>
      <text:p text:style-name="P5">Il gestionale propone <text:s/>nella testata il magazzino specificato nella CAUSMAG se, in base alle regole schematizzate sopra, tale magazzino appartiene all'anagrafica altrimenti propone come default 0 = Nessun magazzino.</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integer<text:tab/>"prgrig"<text:tab/><text:tab/><text:tab/>:default =&gt; 0<text:tab/>:null =&gt; false</text:p>
      <text:p text:style-name="P5"><text:s text:c="2"/>add_index "rigdocs", ["article_id"], :name =&gt; "index_rigdocs_on_article_id"</text:p>
      <text:p text:style-name="P5"><text:s text:c="2"/>add_index "rigdocs", ["descriz"], :name =&gt; "index_rigdocs_on_descriz"</text:p>
      <text:p text:style-name="P5"><text:s text:c="2"/>add_index "rigdocs", ["tesdoc_id", "prgrig"], :name =&gt; "index_rigdocs_on_id_and_prgrig", :unique =&gt; true</text:p>
      <text:p text:style-name="P5"><text:s text:c="2"/>add_index "rigdocs", ["tesdoc_id"], :name =&gt; "index_rigdocs_on_tesdoc_id"</text:p>
      <text:p text:style-name="P5"/>
      <text:p text:style-name="P5">PREZZO: Proposto tramite ARTICLE_ID.prezzo</text:p>
      <text:p text:style-name="P5">SCONTO: Proposto tramite TESDOC.sconto</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8"/>
      <text:p text:style-name="P8"><text:tab/><text:tab/>Movimento CONTABILE e MAGAZZINO</text:p>
      <text:p text:style-name="P8"/>
      <text:p text:style-name="P8"><text:tab/><text:tab/>Movimento MAGAZZINO</text:p>
      <text:p text:style-name="P8"/>
      <text:p text:style-name="P8"><text:tab/><text:tab/>Movmento CONTAB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Symmetric_20_Arrow" draw:display-name="Symmetric Arrow" svg:viewBox="0 0 1131 902" svg:d="m564 0-564 902h1131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7-13T18:01:39.26</dc:date>
    <meta:editing-cycles>99</meta:editing-cycles>
    <meta:editing-duration>P2DT2H23M30S</meta:editing-duration>
    <meta:generator>OpenOffice.org/3.4$Win32 OpenOffice.org_project/340m1$Build-9590</meta:generator>
    <meta:print-date>2012-06-05T10:41:06.47</meta:print-date>
    <meta:document-statistic meta:table-count="0" meta:image-count="0" meta:object-count="0" meta:page-count="7" meta:paragraph-count="177" meta:word-count="1602" meta:character-count="11354"/>
  </office:meta>
</office:document-meta>
</file>